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6pt" fo:font-weight="bold" officeooo:rsid="0017f21d" officeooo:paragraph-rsid="0017f21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Verdana" officeooo:rsid="0017f21d" officeooo:paragraph-rsid="0017f21d"/>
    </style:style>
    <style:style style:name="P3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81131" officeooo:paragraph-rsid="00181131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7f21d" officeooo:paragraph-rsid="0017f21d" fo:background-color="#ffff00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Verdana" fo:font-size="14pt" style:text-underline-style="solid" style:text-underline-width="auto" style:text-underline-color="font-color" fo:font-weight="bold" officeooo:rsid="00181131" officeooo:paragraph-rsid="00181131" fo:background-color="#ffff00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Verdana" officeooo:paragraph-rsid="0018e453"/>
    </style:style>
    <style:style style:name="P7" style:family="paragraph" style:parent-style-name="Standard" style:list-style-name="L1">
      <style:text-properties style:font-name="Verdana" officeooo:paragraph-rsid="0018e453"/>
    </style:style>
    <style:style style:name="P8" style:family="paragraph" style:parent-style-name="Standard">
      <style:text-properties style:font-name="Verdana" officeooo:rsid="001a6278" officeooo:paragraph-rsid="001a6278"/>
    </style:style>
    <style:style style:name="P9" style:family="paragraph" style:parent-style-name="Standard" style:list-style-name="L1">
      <style:text-properties style:font-name="Verdana" officeooo:rsid="001a6278" officeooo:paragraph-rsid="001a6278"/>
    </style:style>
    <style:style style:name="T1" style:family="text">
      <style:text-properties officeooo:rsid="00181131"/>
    </style:style>
    <style:style style:name="T2" style:family="text">
      <style:text-properties officeooo:rsid="0018e453"/>
    </style:style>
    <style:style style:name="T3" style:family="text">
      <style:text-properties fo:font-size="12pt" fo:font-style="normal" style:text-underline-style="none" fo:font-weight="normal" officeooo:rsid="0018e453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3pt" fo:font-style="italic" style:text-underline-style="solid" style:text-underline-width="auto" style:text-underline-color="font-color" fo:font-weight="bold" officeooo:rsid="0018e453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fo:font-size="13pt" fo:font-style="italic" style:text-underline-style="solid" style:text-underline-width="auto" style:text-underline-color="font-color" fo:font-weight="bold" officeooo:rsid="001a6278" style:font-size-asian="13pt" style:font-style-asian="italic" style:font-weight-asian="bold" style:font-size-complex="13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6cm" fo:text-indent="-0.635cm" fo:margin-left="8.35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Diseño página Elon Musk:</text:p>
      <text:p text:style-name="P2"/>
      <text:p text:style-name="P4">Colores:</text:p>
      <text:p text:style-name="P2"/>
      <text:p text:style-name="P2">-La elección de nuestra gama de colores se ha basado en nuestro fondo de pantalla de la página principal, extrajimos los color principales y luego los modificamos un poco a los que más nos gustaban y <text:s/>que siguieran teniendo sentido entre ellos y con la página pensada.</text:p>
      <text:p text:style-name="P2"/>
      <text:p text:style-name="P4">Fuentes:</text:p>
      <text:p text:style-name="P2"/>
      <text:p text:style-name="P2">-Hicimos una búsqueda de fuentes modernas en diferentes páginas , <text:span text:style-name="T1">y decidimos escoger dos de ellas (Omega Sans y Sciencie Fair Light) para los diferentes títulos y para los textos después de seleccionar varias,acabamos decidiendo usar (Roboto) , nos pareció la más elegante a la vez que moderna.</text:span></text:p>
      <text:p text:style-name="P2"/>
      <text:p text:style-name="P5">Diseño:</text:p>
      <text:p text:style-name="P3"/>
      <text:p text:style-name="P6">-Vamos a <text:span text:style-name="T2">repartir la información en tres páginas:</text:span></text:p>
      <text:p text:style-name="P6"/>
      <text:list xml:id="list3386315178" text:style-name="L1">
        <text:list-item>
          <text:p text:style-name="P7"><text:span text:style-name="T7">Primera P</text:span><text:span text:style-name="T8">á</text:span><text:span text:style-name="T7">gina:</text:span><text:span text:style-name="T3">L</text:span><text:span text:style-name="T2">a página principal la vamos a dividir en dos partes principales, en la parte de arriba meteremos un menú lateral desplegable que nos llevar a las diferentes secciones y páginas y un logotipo. En la segunda parte estará la primera sección ,explicando quienes somos. Un footer que contendrá una lista con diferentes servicios ,copyright y el logo. </text:span></text:p>
        </text:list-item>
      </text:list>
      <text:p text:style-name="P8"/>
      <text:list xml:id="list171827856625707" text:continue-numbering="true" text:style-name="L1">
        <text:list-item>
          <text:p text:style-name="P9"><text:span text:style-name="T5">Segunda Página: </text:span>El contenido de la página será la de contacto , dividia en dos partes principales, arriba el menú ,titulo y logo. En la otra parte un formulario y datos sobre el contacto.Y el mismo footer que la pagina princip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9T16:35:54.560000000</meta:creation-date>
    <dc:date>2020-02-09T17:18:25.669000000</dc:date>
    <meta:editing-duration>PT9M30S</meta:editing-duration>
    <meta:editing-cycles>1</meta:editing-cycles>
    <meta:document-statistic meta:table-count="0" meta:image-count="0" meta:object-count="0" meta:page-count="1" meta:paragraph-count="9" meta:word-count="211" meta:character-count="1252" meta:non-whitespace-character-count="1050"/>
    <meta:generator>LibreOffice/6.3.1.2$Windows_X86_64 LibreOffice_project/b79626edf0065ac373bd1df5c28bd630b4424273</meta:generator>
  </office:meta>
</office:document-meta>
</file>